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text-line-through-styl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Aluno</text:span><text:span text:style-name="T3">: &lt;Rúben Borges Ramos&gt;<text:tab/><text:tab/><text:tab/><text:tab/><text:tab/><text:tab/><text:tab/></text:span><text:span text:style-name="T4">Data:</text:span><text:span text:style-name="T3"> 09/09/2013</text:span></text:p>
      <text:p text:style-name="P5"><text:span text:style-name="T4">Fase/Iteração:</text:span><text:span text:style-name="T3"> &lt;Iteração 2&gt;<text:tab/><text:tab/><text:tab/><text:tab/><text:tab/><text:tab/></text:span><text:span text:style-name="T4">Esforço Total:</text:span><text:span text:style-name="T3"> &lt;4 horas&gt;</text:span></text:p>
      <text:p text:style-name="P6"/>
      <text:p text:style-name="P5"><text:span text:style-name="T4">Atividade: &lt;Plano de Medição&gt;</text:span><text:span text:style-name="T3"><text:tab/><text:tab/><text:tab/></text:span><text:span text:style-name="T4">Esforço: &lt;20 horas&gt;</text:span></text:p>
      <text:p text:style-name="P6">Descrição: &lt;Modificação no plano de Medição, retirada da metrica NIP&gt;<text:tab/><text:tab/></text:p>
      <text:p text:style-name="P6">Produtos: &lt;&gt;</text:p>
      <text:p text:style-name="P6">Equipe: &lt;&gt;</text:p>
      <text:p text:style-name="P7">Artefato: &lt;Plano de Medição.pdf&gt;</text:p>
      <text:p text:style-name="P3"/>
      <text:p text:style-name="P3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ContPatri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4</meta:editing-cycles>
    <dc:date>2013-09-09T23:57:49.77</dc:date>
    <meta:editing-duration>PT7M39S</meta:editing-duration>
    <meta:document-statistic meta:table-count="0" meta:image-count="0" meta:object-count="0" meta:page-count="1" meta:paragraph-count="11" meta:word-count="53" meta:character-count="391" meta:non-whitespace-character-count="332"/>
  </office:meta>
</office:document-meta>
</file>